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502cm" fo:min-width="0.212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0.438cm"/>
    </style:style>
    <style:style style:name="gr10" style:family="graphic" style:parent-style-name="objectwithoutfill">
      <style:graphic-properties svg:stroke-width="0.053cm" svg:stroke-color="#d4ea6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438cm"/>
    </style:style>
    <style:style style:name="gr12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4cm" fo:min-width="0.523cm"/>
    </style:style>
    <style:style style:name="gr13" style:family="graphic" style:parent-style-name="standard">
      <style:graphic-properties svg:stroke-width="0.081cm" svg:stroke-color="#ffa6a6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a6a6" draw:marker-start-width="0.321cm" draw:marker-end-width="0.321cm" draw:fill="solid" draw:fill-color="#ffa6a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164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5.766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9900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8pt"/>
    </style:style>
    <style:style style:name="P5" style:family="paragraph">
      <style:text-properties fo:color="#00ff00"/>
    </style:style>
    <style:style style:name="P6" style:family="paragraph">
      <loext:graphic-properties draw:fill="none" draw:fill-color="#ffffff"/>
      <style:text-properties fo:color="#00ff00" fo:font-size="18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 fo:font-size="18pt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 draw:fill-color="#191919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color="#729fcf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5" style:family="paragraph">
      <style:text-properties fo:color="#ffa6a6"/>
    </style:style>
    <style:style style:name="P16" style:family="paragraph">
      <loext:graphic-properties draw:fill="none" draw:fill-color="#ffffff"/>
      <style:text-properties fo:color="#ffa6a6" fo:font-size="18pt"/>
    </style:style>
    <style:style style:name="P17" style:family="paragraph">
      <loext:graphic-properties draw:fill="solid" draw:fill-color="#ffa6a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style:text-properties fo:color="#a1467e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a1467e" fo:font-size="10pt" style:font-size-asian="10pt" style:font-size-complex="10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style:style style:name="T7" style:family="text">
      <style:text-properties fo:color="#729fcf" style:text-position="0% 100%" fo:font-size="15pt" style:font-size-asian="15pt" style:font-size-complex="15pt"/>
    </style:style>
    <style:style style:name="T8" style:family="text">
      <style:text-properties fo:color="#729fcf" style:text-position="-33% 58%" fo:font-size="15pt" style:font-size-asian="15pt" style:font-size-complex="15pt"/>
    </style:style>
    <style:style style:name="T9" style:family="text">
      <style:text-properties fo:color="#d4ea6b" style:text-position="0% 100%" fo:font-size="15pt" style:font-size-asian="15pt" style:font-size-complex="15pt"/>
    </style:style>
    <style:style style:name="T10" style:family="text">
      <style:text-properties fo:color="#d4ea6b" style:text-position="-33% 58%" fo:font-size="15pt" style:font-size-asian="15pt" style:font-size-complex="15pt"/>
    </style:style>
    <style:style style:name="T11" style:family="text">
      <style:text-properties fo:color="#ffa6a6" fo:font-size="18pt"/>
    </style:style>
    <style:style style:name="T12" style:family="text">
      <style:text-properties fo:color="#ffa6a6" style:text-position="-33% 58%"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fo:color="#a1467e" fo:font-size="10pt" style:font-size-asian="10pt" style:font-size-complex="10pt"/>
    </style:style>
    <style:style style:name="T16" style:family="text">
      <style:text-properties fo:color="#a1467e" style:text-position="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ustom-shape draw:style-name="gr1" draw:text-style-name="P1" xml:id="id2" draw:id="id2" draw:layer="layout" svg:width="0.3cm" svg:height="0.3cm" svg:x="9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cm" svg:height="0.3cm" svg:x="9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567cm" svg:y1="9.475cm" svg:x2="1.567cm" svg:y2="6.234cm">
          <text:p/>
        </draw:line>
        <draw:line draw:style-name="gr3" draw:text-style-name="P2" draw:layer="layout" svg:x1="1.567cm" svg:y1="9.475cm" svg:x2="4.977cm" svg:y2="9.483cm">
          <text:p/>
        </draw:line>
        <draw:frame draw:style-name="gr4" draw:text-style-name="P4" draw:layer="layout" svg:width="1.023cm" svg:height="1.114cm" svg:x="1.289cm" svg:y="9.686cm">
          <draw:text-box>
            <text:p text:style-name="P3"><text:span text:style-name="T1">x</text:span><text:span text:style-name="T2">0</text:span></text:p>
          </draw:text-box>
        </draw:frame>
        <draw:frame draw:style-name="gr4" draw:text-style-name="P6" draw:layer="layout" svg:width="1.023cm" svg:height="1.114cm" svg:x="5cm" svg:y="9.086cm">
          <draw:text-box>
            <text:p text:style-name="P5"><text:span text:style-name="T3">y</text:span><text:span text:style-name="T4">0</text:span></text:p>
          </draw:text-box>
        </draw:frame>
        <draw:frame draw:style-name="gr4" draw:text-style-name="P8" draw:layer="layout" svg:width="1.023cm" svg:height="1.114cm" svg:x="1.428cm" svg:y="5.424cm">
          <draw:text-box>
            <text:p text:style-name="P7"><text:span text:style-name="T5">z</text:span><text:span text:style-name="T6">0</text:span></text:p>
          </draw:text-box>
        </draw:frame>
        <draw:custom-shape draw:style-name="gr5" draw:text-style-name="P9" draw:layer="layout" svg:width="0.417cm" svg:height="0.405cm" svg:x="1.359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39cm" svg:height="0.135cm" svg:x="1.498cm" svg:y="9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2cm" svg:height="2.8cm" draw:transform="rotate (-0.782780169519457) translate (8.175cm 4.1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2" draw:layer="layout" svg:x1="7.896cm" svg:y1="5.959cm" svg:x2="9.941cm" svg:y2="3.903cm">
          <text:p/>
        </draw:line>
        <draw:frame draw:style-name="gr9" draw:text-style-name="P13" draw:layer="layout" svg:width="1.175cm" svg:height="0.966cm" svg:x="9.835cm" svg:y="3.1cm">
          <draw:text-box>
            <text:p><text:span text:style-name="T7">z</text:span><text:span text:style-name="T8">obj</text:span></text:p>
          </draw:text-box>
        </draw:frame>
        <draw:line draw:style-name="gr10" draw:text-style-name="P12" draw:layer="layout" svg:x1="7.896cm" svg:y1="5.959cm" svg:x2="10.094cm" svg:y2="8.145cm">
          <text:p/>
        </draw:line>
        <draw:frame draw:style-name="gr11" draw:text-style-name="P14" draw:layer="layout" svg:width="1.175cm" svg:height="0.966cm" svg:x="9.875cm" svg:y="7.935cm">
          <draw:text-box>
            <text:p><text:span text:style-name="T9">y</text:span><text:span text:style-name="T10">obj</text:span></text:p>
          </draw:text-box>
        </draw:frame>
        <draw:frame draw:style-name="gr12" draw:text-style-name="P16" draw:layer="layout" svg:width="1.307cm" svg:height="1.114cm" svg:x="6.998cm" svg:y="6.091cm">
          <draw:text-box>
            <text:p text:style-name="P15"><text:span text:style-name="T11">x</text:span><text:span text:style-name="T12">obj</text:span></text:p>
          </draw:text-box>
        </draw:frame>
        <draw:custom-shape draw:style-name="gr13" draw:text-style-name="P9" draw:layer="layout" svg:width="0.417cm" svg:height="0.405cm" draw:transform="rotate (-0.782780169519457) translate (7.874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139cm" svg:height="0.135cm" draw:transform="rotate (-0.782780169519457) translate (7.878cm 5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cm" svg:height="3.6cm" svg:x="0.6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8" draw:layer="layout" svg:width="0.6cm" svg:height="6.4cm" draw:transform="rotate (1.5707963267949) translate (1.6cm 10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" draw:text-style-name="P18" draw:layer="layout" svg:x1="8cm" svg:y1="9.6cm" svg:x2="7.9cm" svg:y2="6.2cm">
          <text:p/>
        </draw:line>
        <draw:line draw:style-name="gr17" draw:text-style-name="P18" draw:layer="layout" svg:x1="7.9cm" svg:y1="6cm" svg:x2="1.2cm" svg:y2="6cm">
          <text:p/>
        </draw:line>
        <draw:frame draw:style-name="gr18" draw:text-style-name="P19" draw:layer="layout" svg:width="0.777cm" svg:height="0.806cm" svg:x="4.4cm" svg:y="10.5cm">
          <draw:text-box>
            <text:p><text:span text:style-name="T13">2</text:span></text:p>
          </draw:text-box>
        </draw:frame>
        <draw:frame draw:style-name="gr18" draw:text-style-name="P19" draw:layer="layout" svg:width="0.777cm" svg:height="0.806cm" svg:x="0.023cm" svg:y="6.9cm">
          <draw:text-box>
            <text:p><text:span text:style-name="T13">1</text:span></text:p>
          </draw:text-box>
        </draw:frame>
        <draw:line draw:style-name="gr17" draw:text-style-name="P18" draw:layer="layout" svg:x1="11.1cm" svg:y1="6cm" svg:x2="8.1cm" svg:y2="6cm">
          <text:p/>
        </draw:line>
        <draw:frame draw:style-name="gr18" draw:text-style-name="P19" draw:layer="layout" svg:width="1.26cm" svg:height="0.924cm" svg:x="5.54cm" svg:y="3.2cm">
          <draw:text-box>
            <text:p><text:span text:style-name="T13">t=t</text:span><text:span text:style-name="T14">A</text:span></text:p>
          </draw:text-box>
        </draw:frame>
        <draw:connector draw:style-name="gr19" draw:text-style-name="P18" draw:layer="layout" draw:type="curve" svg:x1="9.4cm" svg:y1="7.35cm" svg:x2="10.056cm" svg:y2="6.156cm" draw:start-shape="id1" draw:start-glue-point="10" draw:end-shape="id2" draw:end-glue-point="9" svg:d="M9400 7350c438 0 656-398 656-1194" svg:viewBox="0 0 657 1195">
          <text:p/>
        </draw:connector>
        <draw:frame draw:style-name="gr12" draw:text-style-name="P21" draw:layer="layout" svg:width="1.124cm" svg:height="1.114cm" svg:x="9.976cm" svg:y="6.486cm">
          <draw:text-box>
            <text:p text:style-name="P20"><text:span text:style-name="T15">-30</text:span><text:span text:style-name="T16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4T19:26:34.537000000</dc:date>
    <meta:editing-duration>PT23H21M13S</meta:editing-duration>
    <meta:editing-cycles>15</meta:editing-cycles>
    <meta:generator>LibreOffice/6.2.7.1$Windows_X86_64 LibreOffice_project/23edc44b61b830b7d749943e020e96f5a7df63bf</meta:generator>
    <meta:document-statistic meta:object-count="27"/>
  </office:meta>
</office:document-meta>
</file>